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ypeExtractor.findGenericInterface( Class &lt; ? &gt; sourceClass , Class &lt; ? &gt; targetBaseInterf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TypeExtractor.genericTypeOf( Class &lt; ? &gt; rootClass , Class &lt; ? &gt; targetBaseClass , Class &lt; ? &gt; targetBaseInterf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TypeExtractor.extractGeneric( Type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TypeExtractor.GenericType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